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063" officeooo:paragraph-rsid="001e2063"/>
    </style:style>
    <style:style style:name="P2" style:family="paragraph" style:parent-style-name="Standard">
      <style:text-properties officeooo:rsid="001eaf8b" officeooo:paragraph-rsid="001eaf8b"/>
    </style:style>
    <style:style style:name="P3" style:family="paragraph" style:parent-style-name="Standard">
      <style:text-properties officeooo:paragraph-rsid="001eaf8b"/>
    </style:style>
    <style:style style:name="P4" style:family="paragraph" style:parent-style-name="Standard">
      <style:text-properties officeooo:paragraph-rsid="0020ab21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7" style:family="paragraph" style:parent-style-name="Preformatted_20_Text">
      <style:text-properties officeooo:paragraph-rsid="0020ab21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0ab21"/>
    </style:style>
    <style:style style:name="T1" style:family="text">
      <style:text-properties officeooo:rsid="001eaf8b"/>
    </style:style>
    <style:style style:name="T2" style:family="text">
      <style:text-properties style:use-window-font-color="true" style:font-name="Liberation Serif" fo:font-size="12pt" officeooo:rsid="001eaf8b" style:font-size-asian="12pt" style:font-size-complex="12pt"/>
    </style:style>
    <style:style style:name="T3" style:family="text">
      <style:text-properties style:use-window-font-color="true" fo:font-size="12pt" officeooo:rsid="001eaf8b" style:font-size-asian="12pt" style:font-size-complex="12pt"/>
    </style:style>
    <style:style style:name="T4" style:family="text">
      <style:text-properties style:use-window-font-color="true" style:font-name="Liberation Serif" fo:font-size="12pt" officeooo:rsid="001eaf8b" style:font-size-asian="12pt" style:font-size-complex="12pt"/>
    </style:style>
    <style:style style:name="T5" style:family="text">
      <style:text-properties officeooo:rsid="0020a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python-matplotlib</text:p>
      <text:p text:style-name="P1">sudo easy_install scikits.talkbox</text:p>
      <text:p text:style-name="P1">sudo easy_install sklearn</text:p>
      <text:p text:style-name="P1">sudo easy_install pybrain</text:p>
      <text:p text:style-name="P1">------------------------------------------------</text:p>
      <text:p text:style-name="P1">sudo easy_install pydub</text:p>
      <text:p text:style-name="P1">sudo add-apt-repository ppa:mc3man/trusty-media</text:p>
      <text:p text:style-name="P1">sudo apt-get install ffmpeg</text:p>
      <text:p text:style-name="P1">------------------------------------------------</text:p>
      <text:p text:style-name="P1">sudo easy_install pyechonest</text:p>
      <text:p text:style-name="P1">------------------------------------------------</text:p>
      <text:p text:style-name="P1">sudo pip install cython</text:p>
      <text:p text:style-name="P1">sudo apt-get install libhdf5-dev</text:p>
      <text:p text:style-name="P1">sudo easy_install tables</text:p>
      <text:p text:style-name="P1">------------------------------------------------</text:p>
      <text:p text:style-name="P1">sudo pip install pyyaml</text:p>
      <text:p text:style-name="P1">sudo pip install hmmlearn</text:p>
      <text:p text:style-name="P1">sudo easy_install madmom</text:p>
      <text:p text:style-name="P1">sudo easy_install pandas</text:p>
      <text:p text:style-name="P1">sudo easy_install unicsv</text:p>
      <text:p text:style-name="P1">sudo easy_install librosa</text:p>
      <text:p text:style-name="P2">sudo easy_install virtualenv</text:p>
      <text:p text:style-name="P3"><text:span text:style-name="T1">sudo apt-get install </text:span><text:span text:style-name="Source_20_Text">libopencv-dev</text:span></text:p>
      <text:p text:style-name="P4"><text:span text:style-name="Source_20_Text"><text:span text:style-name="T2">sudo pip install mkdocs</text:span></text:span></text:p>
      <text:p text:style-name="Standard"><text:span text:style-name="Source_20_Text"><text:span text:style-name="T2">-----------------------</text:span></text:span></text:p>
      <text:p text:style-name="P5">Bleeding Edge Installs</text:p>
      <text:p text:style-name="P5">git clone <text:span text:style-name="T5">https://github.com/Theano/Theano</text:span></text:p>
      <text:p text:style-name="P5">cd Theano</text:p>
      <text:p text:style-name="P5">python setup.py develop --user</text:p>
      <text:p text:style-name="P5">cd ..</text:p>
      <text:p text:style-name="P5">---------------------</text:p>
      <text:p text:style-name="P5"/>
      <text:p text:style-name="P8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3:07:49.901176392</meta:creation-date>
    <dc:date>2015-11-01T10:38:20.212428251</dc:date>
    <meta:editing-duration>PT2H16M59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31" meta:word-count="89" meta:character-count="899" meta:non-whitespace-character-count="842"/>
  </office:meta>
</office:document-meta>
</file>